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IVAN DANIEL GALLEGO TORR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style-name="ce23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" calcext:value-type="float">
            <text:p>1,00</text:p>
          </table:table-cell>
          <table:table-cell table:style-name="ce40" office:value-type="string" calcext:value-type="string">
            <text:p>Los esquemas no se ajustan al enunciado. Has creado relaciones entre esquemas y se pedía trabajar con subdocum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No se pedia crear un modelo de los comentario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1.5" calcext:value-type="float">
            <text:p>1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4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Cuando no hay productos el servicio debe responder con un status:500 y un mensaje de “No se encontraron productos”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introducir un id que no existe, el servicio debe devolver un status:400 y un mensaje “Producto no encontrado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introducir un id que no existe, el servicio debe devolver un status:400 y un mensaje “Error modificando el producto”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Al introducir un id que no existe, el servicio debe devolver un status:400 y un mensaje “Error modificando los comentarios”. No se almacena el nombre del usuario ni el comentario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Al introducir un id que no existe, el servicio debe devolver un status:400 y un mensaje “Error eliminando el producto”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Igual que en los anteriores servicios, al introducir un id que no existe, el servicio debe devolver un status:400 y un mensaje de error “Error eliminando el comentario del producto”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7.25" calcext:value-type="float">
            <text:p>7,25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0/00/0000</text:date>, <text:time style:data-style-name="N2" text:time-value="17:06:44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08T17:17:17.727000000</dc:date>
    <meta:editing-duration>PT2H27M27S</meta:editing-duration>
    <meta:editing-cycles>18</meta:editing-cycles>
    <meta:document-statistic meta:table-count="1" meta:cell-count="130" meta:object-count="0"/>
  </office:meta>
</office:document-meta>
</file>